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mons" svg:font-family="Timmons"/>
    <style:font-face style:name="Arial" svg:font-family="Arial" style:font-family-generic="swiss" style:font-pitch="variable"/>
    <style:font-face style:name="PMingLiU" svg:font-family="PMingLiU"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agraph with userdefined:blablabla and a <text:span text:style-name="T1">span</text:span>!</text:p>
      <text:userdefined>Something stupid</text:userdefine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mons" svg:font-family="Timmons"/>
    <style:font-face style:name="Arial" svg:font-family="Arial" style:font-family-generic="swiss" style:font-pitch="variable"/>
    <style:font-face style:name="PMingLiU" svg:font-family="PMingLiU"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mons" fo:font-size="12pt" fo:language="eo" fo:country="none" style:letter-kerning="true" style:font-name-asian="PMingLiU" style:font-size-asian="12pt" style:language-asian="zh" style:country-asian="HK"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PMingLiU"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mons" style:font-name-complex="Tahoma1"/>
    </style:style>
    <style:style style:name="Caption" style:family="paragraph" style:parent-style-name="Standard" style:class="extra">
      <style:paragraph-properties fo:margin-top="0.212cm" fo:margin-bottom="0.212cm" text:number-lines="false" text:line-number="0"/>
      <style:text-properties style:font-name="Timmo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mon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1">
  <office:meta>
    <meta:generator>StarOffice/8$Win32 OpenOffice.org_project/680m6$Build-9268</meta:generator>
    <meta:creation-date>2008-04-09T13:56:34</meta:creation-date>
    <dc:date>2011-10-08T16:47:07</dc:date>
    <meta:editing-cycles>3</meta:editing-cycles>
    <meta:editing-duration>PT0.015S</meta:editing-duration>
    <meta:user-defined meta:name="Info 1"/>
    <meta:user-defined meta:name="Info 2"/>
    <meta:user-defined meta:name="Info 3"/>
    <meta:user-defined meta:name="Info 4"/>
    <meta:document-statistic meta:character-count="48" meta:image-count="0" meta:object-count="0" meta:page-count="1" meta:paragraph-count="1" meta:table-count="0" meta:word-count="7"/>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